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2.8862in" svg:y="0.3429in">
            <draw:object draw:notify-on-update-of-ranges="results.A2:results.A2 results.A3:results.A17 results.B2:results.B2 results.B3:results.B17 results.C2:results.C2 results.C3:results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49in" svg:x="2.8484in" svg:y="3.9531in">
            <draw:object draw:notify-on-update-of-ranges="results.A20:results.A20 results.A21:results.A35 results.B20:results.B20 results.B21:results.B35 results.C20:results.C20 results.C21:results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9in" svg:height="3.5453in" svg:x="2.8268in" svg:y="7.7803in">
            <draw:object draw:notify-on-update-of-ranges="results.A38:results.A38 results.A39:results.A53 results.B38:results.B38 results.B39:results.B53 results.C38:results.C38 results.C39:results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-BUIL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23948" calcext:value-type="float">
            <text:p>0.023948</text:p>
          </table:table-cell>
          <table:table-cell office:value-type="float" office:value="0.000792" calcext:value-type="float">
            <text:p>0.000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00829" calcext:value-type="float">
            <text:p>0.0008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3902" calcext:value-type="float">
            <text:p>0.073902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03865" calcext:value-type="float">
            <text:p>0.103865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49599" calcext:value-type="float">
            <text:p>0.149599</text:p>
          </table:table-cell>
          <table:table-cell office:value-type="float" office:value="0.001965" calcext:value-type="float">
            <text:p>0.0019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29587" calcext:value-type="float">
            <text:p>0.229587</text:p>
          </table:table-cell>
          <table:table-cell office:value-type="float" office:value="0.002859" calcext:value-type="float">
            <text:p>0.0028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22194" calcext:value-type="float">
            <text:p>0.322194</text:p>
          </table:table-cell>
          <table:table-cell office:value-type="float" office:value="0.002199" calcext:value-type="float">
            <text:p>0.0021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75328" calcext:value-type="float">
            <text:p>0.375328</text:p>
          </table:table-cell>
          <table:table-cell office:value-type="float" office:value="0.002787" calcext:value-type="float">
            <text:p>0.0027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66008" calcext:value-type="float">
            <text:p>0.466008</text:p>
          </table:table-cell>
          <table:table-cell office:value-type="float" office:value="0.003055" calcext:value-type="float">
            <text:p>0.0030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559325" calcext:value-type="float">
            <text:p>0.559325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43708" calcext:value-type="float">
            <text:p>0.643708</text:p>
          </table:table-cell>
          <table:table-cell office:value-type="float" office:value="0.004047" calcext:value-type="float">
            <text:p>0.0040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03924" calcext:value-type="float">
            <text:p>0.903924</text:p>
          </table:table-cell>
          <table:table-cell office:value-type="float" office:value="0.004901" calcext:value-type="float">
            <text:p>0.0049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8609" calcext:value-type="float">
            <text:p>0.88609</text:p>
          </table:table-cell>
          <table:table-cell office:value-type="float" office:value="0.004309" calcext:value-type="float">
            <text:p>0.004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FIN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56363" calcext:value-type="float">
            <text:p>0.056363</text:p>
          </table:table-cell>
          <table:table-cell office:value-type="float" office:value="0.000649" calcext:value-type="float">
            <text:p>0.0006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93982" calcext:value-type="float">
            <text:p>0.093982</text:p>
          </table:table-cell>
          <table:table-cell office:value-type="float" office:value="0.000656" calcext:value-type="float">
            <text:p>0.0006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59078" calcext:value-type="float">
            <text:p>0.159078</text:p>
          </table:table-cell>
          <table:table-cell office:value-type="float" office:value="0.000932" calcext:value-type="float">
            <text:p>0.0009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57947" calcext:value-type="float">
            <text:p>0.257947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77496" calcext:value-type="float">
            <text:p>0.377496</text:p>
          </table:table-cell>
          <table:table-cell office:value-type="float" office:value="0.001435" calcext:value-type="float">
            <text:p>0.0014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16845" calcext:value-type="float">
            <text:p>0.516845</text:p>
          </table:table-cell>
          <table:table-cell office:value-type="float" office:value="0.001686" calcext:value-type="float">
            <text:p>0.0016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76863" calcext:value-type="float">
            <text:p>0.676863</text:p>
          </table:table-cell>
          <table:table-cell office:value-type="float" office:value="0.002116" calcext:value-type="float">
            <text:p>0.0021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82258" calcext:value-type="float">
            <text:p>0.882258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07612" calcext:value-type="float">
            <text:p>1.07612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29322" calcext:value-type="float">
            <text:p>1.29322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0.003379" calcext:value-type="float">
            <text:p>0.0033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1934" calcext:value-type="float">
            <text:p>1.81934</text:p>
          </table:table-cell>
          <table:table-cell office:value-type="float" office:value="0.003711" calcext:value-type="float">
            <text:p>0.00371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47105" calcext:value-type="float">
            <text:p>2.47105</text:p>
          </table:table-cell>
          <table:table-cell office:value-type="float" office:value="0.004171" calcext:value-type="float">
            <text:p>0.0041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DELET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235" calcext:value-type="float">
            <text:p>0.0002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278" calcext:value-type="float">
            <text:p>0.00027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356" calcext:value-type="float">
            <text:p>0.0003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431" calcext:value-type="float">
            <text:p>0.00043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554" calcext:value-type="float">
            <text:p>0.00055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559" calcext:value-type="float">
            <text:p>0.000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17:20:57.787298049</dc:date>
    <meta:editing-duration>PT3M4S</meta:editing-duration>
    <meta:editing-cycles>1</meta:editing-cycles>
    <meta:document-statistic meta:table-count="1" meta:cell-count="147" meta:object-count="3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Czasy budowania struktur</text:p>
        </chart:title>
        <chart:legend chart:legend-position="end" svg:x="14.074cm" svg:y="3.952cm" style:legend-expansion="high" chart:style-name="ch3"/>
        <chart:plot-area chart:style-name="ch4" table:cell-range-address="results.A2:results.C17" chart:data-source-has-labels="both" svg:x="1.331cm" svg:y="1.275cm" svg:width="12.423cm" svg:height="6.564cm">
          <chart:coordinate-region svg:x="2.614cm" svg:y="1.474cm" svg:width="10.998cm" svg:height="5.18cm"/>
          <chart:axis chart:dimension="x" chart:name="primary-x" chart:style-name="ch5" chartooo:axis-type="auto">
            <chartooo:date-scale/>
            <chart:title svg:x="6.321cm" svg:y="8.019cm" chart:style-name="ch6">
              <text:p>Ilość elementów</text:p>
            </chart:title>
            <chart:categories table:cell-range-address="results.A3:results.A17"/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results.B3:results.B17" chart:label-cell-address="results.B2:results.B2" chart:class="chart:line">
            <chart:data-point chart:repeated="15"/>
          </chart:series>
          <chart:series chart:style-name="ch11" chart:values-cell-range-address="results.C3:results.C17" chart:label-cell-address="results.C2:results.C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results.B2:results.B2</svg:desc>
                </draw:g>
              </table:table-cell>
              <table:table-cell office:value-type="string">
                <text:p>tree</text:p>
                <draw:g>
                  <svg:desc>results.C2:results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.A3:results.A17</svg:desc>
                </draw:g>
              </table:table-cell>
              <table:table-cell office:value-type="float" office:value="0.004141">
                <text:p>0.004141</text:p>
                <draw:g>
                  <svg:desc>results.B3:results.B17</svg:desc>
                </draw:g>
              </table:table-cell>
              <table:table-cell office:value-type="float" office:value="0.00032">
                <text:p>0.00032</text:p>
                <draw:g>
                  <svg:desc>results.C3:results.C1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3778">
                <text:p>0.013778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23948">
                <text:p>0.023948</text:p>
              </table:table-cell>
              <table:table-cell office:value-type="float" office:value="0.000792">
                <text:p>0.0007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47841">
                <text:p>0.04784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3902">
                <text:p>0.073902</text:p>
              </table:table-cell>
              <table:table-cell office:value-type="float" office:value="0.001077">
                <text:p>0.0010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03865">
                <text:p>0.103865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49599">
                <text:p>0.149599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29587">
                <text:p>0.229587</text:p>
              </table:table-cell>
              <table:table-cell office:value-type="float" office:value="0.002859">
                <text:p>0.0028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322194">
                <text:p>0.322194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75328">
                <text:p>0.375328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66008">
                <text:p>0.466008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59325">
                <text:p>0.559325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643708">
                <text:p>0.643708</text:p>
              </table:table-cell>
              <table:table-cell office:value-type="float" office:value="0.004047">
                <text:p>0.0040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03924">
                <text:p>0.903924</text:p>
              </table:table-cell>
              <table:table-cell office:value-type="float" office:value="0.004901">
                <text:p>0.0049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8609">
                <text:p>0.88609</text:p>
              </table:table-cell>
              <table:table-cell office:value-type="float" office:value="0.004309">
                <text:p>0.004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title svg:x="3.756cm" svg:y="0.316cm" chart:style-name="ch2">
          <text:p>Czasy wyszukania wszystkich elementów</text:p>
        </chart:title>
        <chart:legend chart:legend-position="end" svg:x="14.087cm" svg:y="3.954cm" style:legend-expansion="high" chart:style-name="ch3"/>
        <chart:plot-area chart:style-name="ch4" table:cell-range-address="results.A20:results.C35" chart:data-source-has-labels="both" svg:x="1.331cm" svg:y="1.275cm" svg:width="12.436cm" svg:height="6.569cm">
          <chart:coordinate-region svg:x="2.614cm" svg:y="1.474cm" svg:width="11.011cm" svg:height="5.185cm"/>
          <chart:axis chart:dimension="x" chart:name="primary-x" chart:style-name="ch5" chartooo:axis-type="auto">
            <chartooo:date-scale/>
            <chart:title svg:x="6.328cm" svg:y="8.024cm" chart:style-name="ch6">
              <text:p>Ilosć elementów</text:p>
            </chart:title>
            <chart:categories table:cell-range-address="results.A21:results.A35"/>
          </chart:axis>
          <chart:axis chart:dimension="y" chart:name="primary-y" chart:style-name="ch7">
            <chart:title svg:x="0.451cm" svg:y="5.185cm" chart:style-name="ch8">
              <text:p>Czas [s]</text:p>
            </chart:title>
            <chart:grid chart:style-name="ch9" chart:class="major"/>
          </chart:axis>
          <chart:series chart:style-name="ch10" chart:values-cell-range-address="results.B21:results.B35" chart:label-cell-address="results.B20:results.B20" chart:class="chart:line">
            <chart:data-point chart:repeated="15"/>
          </chart:series>
          <chart:series chart:style-name="ch11" chart:values-cell-range-address="results.C21:results.C35" chart:label-cell-address="results.C20:results.C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results.B20:results.B20</svg:desc>
                </draw:g>
              </table:table-cell>
              <table:table-cell office:value-type="string">
                <text:p>tree</text:p>
                <draw:g>
                  <svg:desc>results.C20:results.C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.A21:results.A35</svg:desc>
                </draw:g>
              </table:table-cell>
              <table:table-cell office:value-type="float" office:value="0.005941">
                <text:p>0.005941</text:p>
                <draw:g>
                  <svg:desc>results.B21:results.B35</svg:desc>
                </draw:g>
              </table:table-cell>
              <table:table-cell office:value-type="float" office:value="0.000205">
                <text:p>0.000205</text:p>
                <draw:g>
                  <svg:desc>results.C21:results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2679">
                <text:p>0.022679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56363">
                <text:p>0.056363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3982">
                <text:p>0.093982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59078">
                <text:p>0.159078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7947">
                <text:p>0.25794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377496">
                <text:p>0.377496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16845">
                <text:p>0.516845</text:p>
              </table:table-cell>
              <table:table-cell office:value-type="float" office:value="0.001686">
                <text:p>0.0016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676863">
                <text:p>0.676863</text:p>
              </table:table-cell>
              <table:table-cell office:value-type="float" office:value="0.002116">
                <text:p>0.0021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82258">
                <text:p>0.882258</text:p>
              </table:table-cell>
              <table:table-cell office:value-type="float" office:value="0.002326">
                <text:p>0.00232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07612">
                <text:p>1.07612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29322">
                <text:p>1.2932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55336">
                <text:p>1.55336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81934">
                <text:p>1.81934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47105">
                <text:p>2.47105</text:p>
              </table:table-cell>
              <table:table-cell office:value-type="float" office:value="0.004171">
                <text:p>0.004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title svg:x="4.814cm" svg:y="0.316cm" chart:style-name="ch2">
          <text:p>Czas usuwania całej sktruktury</text:p>
        </chart:title>
        <chart:legend chart:legend-position="end" svg:x="14.087cm" svg:y="3.955cm" style:legend-expansion="high" chart:style-name="ch3"/>
        <chart:plot-area chart:style-name="ch4" table:cell-range-address="results.A38:results.C53" chart:data-source-has-labels="both" svg:x="1.331cm" svg:y="1.275cm" svg:width="12.436cm" svg:height="6.57cm">
          <chart:coordinate-region svg:x="2.799cm" svg:y="1.474cm" svg:width="10.826cm" svg:height="5.186cm"/>
          <chart:axis chart:dimension="x" chart:name="primary-x" chart:style-name="ch5" chartooo:axis-type="auto">
            <chartooo:date-scale/>
            <chart:title svg:x="6.328cm" svg:y="8.025cm" chart:style-name="ch6">
              <text:p>Ilość elementów</text:p>
            </chart:title>
            <chart:categories table:cell-range-address="results.A39:results.A53"/>
          </chart:axis>
          <chart:axis chart:dimension="y" chart:name="primary-y" chart:style-name="ch7">
            <chart:title svg:x="0.451cm" svg:y="5.186cm" chart:style-name="ch8">
              <text:p>Czas [s]</text:p>
            </chart:title>
            <chart:grid chart:style-name="ch9" chart:class="major"/>
          </chart:axis>
          <chart:series chart:style-name="ch10" chart:values-cell-range-address="results.B39:results.B53" chart:label-cell-address="results.B38:results.B38" chart:class="chart:line">
            <chart:data-point chart:repeated="15"/>
          </chart:series>
          <chart:series chart:style-name="ch11" chart:values-cell-range-address="results.C39:results.C53" chart:label-cell-address="results.C38:results.C38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results.B38:results.B38</svg:desc>
                </draw:g>
              </table:table-cell>
              <table:table-cell office:value-type="string">
                <text:p>tree</text:p>
                <draw:g>
                  <svg:desc>results.C38:results.C3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.A39:results.A53</svg:desc>
                </draw:g>
              </table:table-cell>
              <table:table-cell office:value-type="float" office:value="0.000066">
                <text:p>0.000066</text:p>
                <draw:g>
                  <svg:desc>results.B39:results.B53</svg:desc>
                </draw:g>
              </table:table-cell>
              <table:table-cell office:value-type="float" office:value="0.000061">
                <text:p>0.000061</text:p>
                <draw:g>
                  <svg:desc>results.C39:results.C5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12">
                <text:p>0.0001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152">
                <text:p>0.000152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226">
                <text:p>0.000226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554">
                <text:p>0.00055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379">
                <text:p>0.000379</text:p>
              </table:table-cell>
              <table:table-cell office:value-type="float" office:value="0.000559">
                <text:p>0.000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